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lBattar" svg:font-family="AlBattar" style:font-pitch="variable"/>
    <style:font-face style:name="AlManzomah" svg:font-family="AlManzomah" style:font-pitch="variable"/>
    <style:font-face style:name="Amiri" svg:font-family="Amiri" style:font-pitch="variable"/>
    <style:font-face style:name="Amiri Quran" svg:font-family="'Amiri Quran'" style:font-pitch="variable"/>
    <style:font-face style:name="Awami Nastaliq" svg:font-family="'Awami Nastaliq'" style:font-pitch="variable"/>
    <style:font-face style:name="KacstPen" svg:font-family="KacstPen" style:font-pitch="variable"/>
    <style:font-face style:name="Lohit Gujarati" svg:font-family="'Lohit Gujarat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paragraph-rsid="000f7933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10ce97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0114067"/>
    </style:style>
    <style:style style:name="P4" style:family="paragraph" style:parent-style-name="Standard">
      <style:paragraph-properties fo:text-align="end" style:justify-single-word="false" style:writing-mode="rl-tb"/>
      <style:text-properties fo:font-size="16pt" officeooo:rsid="000ae93b" officeooo:paragraph-rsid="0010ce97" style:font-size-asian="16pt" style:font-name-complex="Amiri" style:font-size-complex="16pt" style:language-complex="ar" style:country-complex="EG"/>
    </style:style>
    <style:style style:name="P5" style:family="paragraph" style:parent-style-name="Standard">
      <style:paragraph-properties fo:text-align="end" style:justify-single-word="false" style:writing-mode="rl-tb"/>
      <style:text-properties officeooo:paragraph-rsid="000e5977" style:font-name-complex="Amiri"/>
    </style:style>
    <style:style style:name="P6" style:family="paragraph" style:parent-style-name="Standard">
      <style:paragraph-properties fo:text-align="end" style:justify-single-word="false" style:writing-mode="rl-tb"/>
      <style:text-properties officeooo:paragraph-rsid="000ae93b" style:font-name-complex="Amiri"/>
    </style:style>
    <style:style style:name="P7" style:family="paragraph" style:parent-style-name="Standard">
      <style:paragraph-properties fo:text-align="end" style:justify-single-word="false" style:writing-mode="rl-tb"/>
      <style:text-properties officeooo:paragraph-rsid="000db261" style:font-name-complex="Amiri"/>
    </style:style>
    <style:style style:name="P8" style:family="paragraph" style:parent-style-name="Standard">
      <style:paragraph-properties fo:text-align="end" style:justify-single-word="false" style:writing-mode="rl-tb"/>
      <style:text-properties officeooo:paragraph-rsid="000f7933" style:font-name-complex="Amiri"/>
    </style:style>
    <style:style style:name="P9" style:family="paragraph" style:parent-style-name="Standard">
      <style:paragraph-properties fo:text-align="end" style:justify-single-word="false" style:writing-mode="rl-tb"/>
      <style:text-properties officeooo:rsid="000ae93b" officeooo:paragraph-rsid="00114067" style:font-name-complex="Amiri" style:language-complex="ar" style:country-complex="EG"/>
    </style:style>
    <style:style style:name="P10" style:family="paragraph" style:parent-style-name="Standard">
      <style:paragraph-properties fo:text-align="end" style:justify-single-word="false" style:writing-mode="rl-tb"/>
      <style:text-properties style:font-name="KacstPen" fo:font-size="14pt" officeooo:paragraph-rsid="00114067" style:font-size-asian="14pt" style:font-name-complex="KacstPen" style:font-size-complex="14pt"/>
    </style:style>
    <style:style style:name="P11" style:family="paragraph" style:parent-style-name="Standard">
      <style:paragraph-properties fo:text-align="end" style:justify-single-word="false" style:writing-mode="rl-tb"/>
      <style:text-properties officeooo:rsid="00114067" officeooo:paragraph-rsid="00114067"/>
    </style:style>
    <style:style style:name="P12" style:family="paragraph" style:parent-style-name="Standard">
      <style:paragraph-properties fo:text-align="end" style:justify-single-word="false" style:writing-mode="rl-tb"/>
      <style:text-properties officeooo:rsid="001182f3" officeooo:paragraph-rsid="001182f3"/>
    </style:style>
    <style:style style:name="T1" style:family="text">
      <style:text-properties officeooo:rsid="000ae93b" style:language-complex="ar" style:country-complex="EG"/>
    </style:style>
    <style:style style:name="T2" style:family="text">
      <style:text-properties officeooo:rsid="000c65de" style:language-complex="ar" style:country-complex="EG"/>
    </style:style>
    <style:style style:name="T3" style:family="text">
      <style:text-properties officeooo:rsid="000db261" style:language-complex="ar" style:country-complex="EG"/>
    </style:style>
    <style:style style:name="T4" style:family="text">
      <style:text-properties officeooo:rsid="000e5977" style:language-complex="ar" style:country-complex="EG"/>
    </style:style>
    <style:style style:name="T5" style:family="text">
      <style:text-properties officeooo:rsid="000f7933" style:language-complex="ar" style:country-complex="EG"/>
    </style:style>
    <style:style style:name="T6" style:family="text">
      <style:text-properties officeooo:rsid="0010ce97" style:language-complex="ar" style:country-complex="EG"/>
    </style:style>
    <style:style style:name="T7" style:family="text">
      <style:text-properties style:font-name-complex="Amiri" style:language-complex="ar" style:country-complex="EG"/>
    </style:style>
    <style:style style:name="T8" style:family="text">
      <style:text-properties officeooo:rsid="000db261" style:font-name-complex="Amiri" style:language-complex="ar" style:country-complex="EG"/>
    </style:style>
    <style:style style:name="T9" style:family="text">
      <style:text-properties officeooo:rsid="000f7933" style:font-name-complex="Amiri" style:language-complex="ar" style:country-complex="EG"/>
    </style:style>
    <style:style style:name="T10" style:family="text">
      <style:text-properties officeooo:rsid="000ae93b" style:font-name-complex="Amiri" style:language-complex="ar" style:country-complex="EG"/>
    </style:style>
    <style:style style:name="T11" style:family="text">
      <style:text-properties officeooo:rsid="000c65de" style:font-name-complex="Amiri" style:language-complex="ar" style:country-complex="EG"/>
    </style:style>
    <style:style style:name="T12" style:family="text">
      <style:text-properties officeooo:rsid="000e5977" style:font-name-complex="Amiri" style:language-complex="ar" style:country-complex="EG"/>
    </style:style>
    <style:style style:name="T13" style:family="text">
      <style:text-properties officeooo:rsid="0010ce97" style:font-name-complex="Amiri" style:language-complex="ar" style:country-complex="EG"/>
    </style:style>
    <style:style style:name="T14" style:family="text">
      <style:text-properties officeooo:rsid="00114067" style:font-name-complex="Amiri" style:language-complex="ar" style:country-complex="EG"/>
    </style:style>
    <style:style style:name="T15" style:family="text">
      <style:text-properties officeooo:rsid="0010ce97"/>
    </style:style>
    <style:style style:name="T16" style:family="text">
      <style:text-properties style:font-name="KacstPen" fo:font-size="12pt" officeooo:rsid="000ae93b" style:font-size-asian="12pt" style:font-name-complex="Amiri" style:font-size-complex="12pt" style:language-complex="ar" style:country-complex="EG"/>
    </style:style>
    <style:style style:name="T17" style:family="text">
      <style:text-properties style:font-name="KacstPen" fo:font-size="12pt" officeooo:rsid="00114067" style:font-size-asian="12pt" style:font-name-complex="Amiri" style:font-size-complex="12pt" style:language-complex="ar" style:country-complex="EG"/>
    </style:style>
    <style:style style:name="T18" style:family="text">
      <style:text-properties style:font-name="KacstPen" fo:font-size="12pt" officeooo:rsid="000db261" style:font-size-asian="12pt" style:font-name-complex="Amiri" style:font-size-complex="12pt" style:language-complex="ar" style:country-complex="EG"/>
    </style:style>
    <style:style style:name="T19" style:family="text">
      <style:text-properties style:font-name="KacstPen" fo:font-size="12pt" officeooo:rsid="000e5977" style:font-size-asian="12pt" style:font-name-complex="Amiri" style:font-size-complex="12pt" style:language-complex="ar" style:country-complex="EG"/>
    </style:style>
    <style:style style:name="T20" style:family="text">
      <style:text-properties style:font-name="KacstPen" fo:font-size="12pt" officeooo:rsid="0010ce97" style:font-size-asian="12pt" style:font-name-complex="Amiri" style:font-size-complex="12pt" style:language-complex="ar" style:country-complex="EG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(١) ١٢٣٤ </text:span><text:span text:style-name="T4">و</text:span><text:span text:style-name="T1"> <text:s/>٥٦٧٨ <text:s/>-١٢ </text:span><text:span text:style-name="T4">و</text:span><text:span text:style-name="T1"> ٣</text:span><text:span text:style-name="T5">٠</text:span><text:span text:style-name="T1">٤ (٣٤,٥٦) ٦٥٤ </text:span><text:span text:style-name="T4">و [</text:span><text:span text:style-name="T2">٣</text:span><text:span text:style-name="T5">٠</text:span><text:span text:style-name="T2">٤]</text:span></text:p>
      <text:p text:style-name="P5"><text:span text:style-name="T2"/></text:p>
      <text:p text:style-name="P6"><text:span text:style-name="T1">(٢) ٧٩٨ – ٣٤٦ = ٤٥٢ </text:span><text:span text:style-name="T4">و</text:span><text:span text:style-name="T1"> ٧</text:span><text:span text:style-name="T5">٠</text:span><text:span text:style-name="T1">٨٩+٦٣٢=١٤٢١ </text:span><text:span text:style-name="T4">و</text:span><text:span text:style-name="T5">؟!</text:span></text:p>
      <text:p text:style-name="P6"><text:span text:style-name="T4"/></text:p>
      <text:p text:style-name="P1"><text:span text:style-name="T10">(</text:span><text:span text:style-name="T13">٣٣</text:span><text:span text:style-name="T10">)</text:span><text:span text:style-name="T9">٠</text:span><text:span text:style-name="T10"> ,٧٩٨ – ٣٤٦ = ٤٥٢ </text:span><text:span text:style-name="T12">و</text:span><text:span text:style-name="T10"> ٧</text:span><text:span text:style-name="T9">٠</text:span><text:span text:style-name="T10">٨٩+٦٣٢=١٤٢١</text:span><text:span text:style-name="T9">؟!</text:span><text:span text:style-name="T10"> </text:span></text:p>
      <text:p text:style-name="P8"><text:span text:style-name="T4"/></text:p>
      <text:p text:style-name="P8"><text:span text:style-name="T4">[</text:span><text:span text:style-name="T2">٣٤] </text:span><text:span text:style-name="T5">٦٦٥و٥٦ – ٦٦٥.٦,٨٧ + ٣٤,٨٧ + ٧٥٦,٧٦ = ؟؟</text:span></text:p>
      <text:p text:style-name="P7"><text:span text:style-name="T1"/></text:p>
      <text:p text:style-name="P7"><text:span text:style-name="T1">(</text:span><text:span text:style-name="T3">٥٦</text:span><text:span text:style-name="T1">) (</text:span><text:span text:style-name="T3">٣٤/٤٥</text:span><text:span text:style-name="T1">) </text:span><text:span text:style-name="T4">و</text:span><text:span text:style-name="T3"> ١٩٩٦/١٢/١٩ و <text:s/>١</text:span><text:span text:style-name="T4">٧</text:span><text:span text:style-name="T3">٩</text:span><text:span text:style-name="T4">٤</text:span><text:span text:style-name="T3">/٥/٢١ </text:span><text:span text:style-name="T6">؟</text:span></text:p>
      <text:p text:style-name="P7"><text:span text:style-name="T3"/></text:p>
      <text:p text:style-name="P2"><text:span text:style-name="T10">(</text:span><text:span text:style-name="T8">١</text:span><text:span text:style-name="T13">٥</text:span><text:span text:style-name="T8">٩</text:span><text:span text:style-name="T12">٤</text:span><text:span text:style-name="T8">/</text:span><text:span text:style-name="T13">٧</text:span><text:span text:style-name="T8">/</text:span><text:span text:style-name="T13">١</text:span><text:span text:style-name="T8">١</text:span><text:span text:style-name="T10">) </text:span><text:span text:style-name="T13">و </text:span><text:span text:style-name="T10">(</text:span><text:span text:style-name="T13">١٦٦٥</text:span><text:span text:style-name="T8">/</text:span><text:span text:style-name="T13">٣</text:span><text:span text:style-name="T8">/</text:span><text:span text:style-name="T13">٣١</text:span><text:span text:style-name="T10">) </text:span><text:span text:style-name="T13">و </text:span><text:span text:style-name="T10">(</text:span><text:span text:style-name="T8">١</text:span><text:span text:style-name="T13">٩٧٨</text:span><text:span text:style-name="T8">/</text:span><text:span text:style-name="T13">٧</text:span><text:span text:style-name="T8">/</text:span><text:span text:style-name="T13">٣٠</text:span><text:span text:style-name="T10">) </text:span><text:span text:style-name="T13">و </text:span><text:span text:style-name="T10">(</text:span><text:span text:style-name="T13">٢٠٢١</text:span><text:span text:style-name="T8">/</text:span><text:span text:style-name="T13">٤</text:span><text:span text:style-name="T8">/</text:span><text:span text:style-name="T13">٢٠</text:span><text:span text:style-name="T10">) </text:span><text:span text:style-name="T13">و </text:span></text:p>
      <text:p text:style-name="P7"><text:span text:style-name="T3"/></text:p>
      <text:p text:style-name="P2"><text:span text:style-name="T8">[</text:span><text:span text:style-name="T13">٦٤</text:span><text:span text:style-name="T11">] </text:span><text:span text:style-name="T8">‫‪-‬‬ ‫‪٥‬‬ ‫‪/‬‬ ‫‪٦٥ ‫‪٢٤٣‬‬ ‫‪/‬‬ ‫‪٥٣‬‬‬‬‫‪٦‬‬ ‫‪/‬‬ ‫‪٥٧ </text:span><text:span text:style-name="T9">٩٨٧</text:span><text:span text:style-name="T8">‬‬</text:span><text:span text:style-name="T9">٢-٦٥٥ و ٦٢٥٤ و </text:span><text:span text:style-name="T10">(</text:span><text:span text:style-name="T9">٣٠٣</text:span><text:span text:style-name="T10">٤,</text:span><text:span text:style-name="T9">٠٩</text:span><text:span text:style-name="T10">٥٦) </text:span><text:span text:style-name="T11"><text:s/>« </text:span><text:span text:style-name="T9">٨٠٦٥٧</text:span><text:span text:style-name="T12"> </text:span><text:span text:style-name="T11">» <text:s/>« </text:span><text:span text:style-name="T9">٥٣٠٨٧٣</text:span><text:span text:style-name="T12"> </text:span><text:span text:style-name="T11">»</text:span></text:p>
      <text:p text:style-name="P7"><text:span text:style-name="T3"/></text:p>
      <text:p text:style-name="P8"><text:span text:style-name="T3">[</text:span><text:span text:style-name="T4">٧٧</text:span><text:span text:style-name="T2">] »</text:span><text:span text:style-name="T4">و</text:span><text:span text:style-name="T2">« « </text:span><text:span text:style-name="T4">و </text:span><text:span text:style-name="T2">» </text:span><text:span text:style-name="T5">(١٢٣٤٥٦٧٨٩٠)</text:span><text:span text:style-name="T6">؟</text:span><text:span text:style-name="T5"> و ٢٠ و٣٠٠ و٥٤٥ و </text:span><text:span text:style-name="T3"><text:s/>١</text:span><text:span text:style-name="T5">٣٨</text:span><text:span text:style-name="T3">٩/١/١</text:span><text:span text:style-name="T5">٥ </text:span></text:p>
      <text:p text:style-name="P8"><text:span text:style-name="T5"/></text:p>
      <text:p text:style-name="P3"><text:span text:style-name="T8">[</text:span><text:span text:style-name="T14">٣٤,٤٥</text:span><text:span text:style-name="T11">] »</text:span><text:span text:style-name="T12">و</text:span><text:span text:style-name="T11">« « </text:span><text:span text:style-name="T12">و </text:span><text:span text:style-name="T11">» </text:span><text:span text:style-name="T9">(</text:span><text:span text:style-name="T14">٤٥٠٨٦٠٩٨,٤٥</text:span><text:span text:style-name="T9">)</text:span><text:span text:style-name="T13">؟</text:span><text:span text:style-name="T9"> و </text:span><text:span text:style-name="T14">٤٥٦,٧٨</text:span><text:span text:style-name="T9"> و</text:span><text:span text:style-name="T14">٥٠٠</text:span><text:span text:style-name="T9"> و ٥٤٥ و </text:span><text:span text:style-name="T8"><text:s/></text:span><text:span text:style-name="T14">٣٤٤</text:span><text:span text:style-name="T8">/</text:span><text:span text:style-name="T14">٤٥</text:span><text:span text:style-name="T8">/</text:span><text:span text:style-name="T14">٣٨٧٧.٨</text:span><text:span text:style-name="T9"> </text:span></text:p>
      <text:p text:style-name="P10"><text:span text:style-name="T5"/></text:p>
      <text:p text:style-name="P3"><text:span text:style-name="T16">(</text:span><text:span text:style-name="T17">٤٤</text:span><text:span text:style-name="T16">) (</text:span><text:span text:style-name="T17">٥٦٧</text:span><text:span text:style-name="T18">/</text:span><text:span text:style-name="T17">٤٤٤</text:span><text:span text:style-name="T16">) </text:span><text:span text:style-name="T19">و</text:span><text:span text:style-name="T18"> </text:span><text:span text:style-name="T17">٨٤٧٦٥,٨٧</text:span><text:span text:style-name="T18">/</text:span><text:span text:style-name="T17">٨٨</text:span><text:span text:style-name="T18">/</text:span><text:span text:style-name="T17">٦٧</text:span><text:span text:style-name="T18"> و <text:s/></text:span><text:span text:style-name="T17">٧٧</text:span><text:span text:style-name="T18">/</text:span><text:span text:style-name="T17">٦</text:span><text:span text:style-name="T18">/</text:span><text:span text:style-name="T17">٥</text:span><text:span text:style-name="T18"> </text:span><text:span text:style-name="T20">!</text:span></text:p>
      <text:p text:style-name="P8"><text:span text:style-name="T5"/></text:p>
      <text:p text:style-name="P3"><text:span text:style-name="T10">(</text:span><text:span text:style-name="T14">٥٦٧</text:span><text:span text:style-name="T10">)</text:span><text:span text:style-name="T9">٠</text:span><text:span text:style-name="T10"> ,</text:span><text:span text:style-name="T14">٤٥٣٩</text:span><text:span text:style-name="T10"> – ٣٤٦,</text:span><text:span text:style-name="T14">٦٥</text:span><text:span text:style-name="T10"> = </text:span><text:span text:style-name="T14">؟</text:span><text:span text:style-name="T9"> <text:s text:c="2"/>و </text:span><text:span text:style-name="T8"><text:s/></text:span><text:span text:style-name="T14">٥٦٧٣٢</text:span><text:span text:style-name="T8">/</text:span><text:span text:style-name="T14">٧٨٩</text:span><text:span text:style-name="T8">/</text:span><text:span text:style-name="T14">٣٠٧.٨</text:span><text:span text:style-name="T9"> </text:span></text:p>
      <text:p text:style-name="P3"><text:span text:style-name="T9"/></text:p>
      <text:p text:style-name="P3"><text:span text:style-name="T10">[</text:span><text:span text:style-name="T8">٩</text:span><text:span text:style-name="T12">٤</text:span><text:span text:style-name="T8">/</text:span><text:span text:style-name="T13">٧</text:span><text:span text:style-name="T8">/</text:span><text:span text:style-name="T13">١</text:span><text:span text:style-name="T8">١</text:span><text:span text:style-name="T10">) </text:span><text:span text:style-name="T13">و </text:span><text:span text:style-name="T10">[</text:span><text:span text:style-name="T13">١٦٦٥</text:span><text:span text:style-name="T8">/</text:span><text:span text:style-name="T13">٣</text:span><text:span text:style-name="T8">/</text:span><text:span text:style-name="T13">٣١</text:span><text:span text:style-name="T10">] </text:span><text:span text:style-name="T13">و </text:span><text:span text:style-name="T10">[</text:span><text:span text:style-name="T8">١</text:span><text:span text:style-name="T13">٩</text:span><text:span text:style-name="T14">٢٣</text:span><text:span text:style-name="T8">/</text:span><text:span text:style-name="T13">٧</text:span><text:span text:style-name="T8">/</text:span><text:span text:style-name="T13">٣٠</text:span><text:span text:style-name="T10">] </text:span><text:span text:style-name="T13">و </text:span><text:span text:style-name="T10">[</text:span><text:span text:style-name="T13">٢٠٢</text:span><text:span text:style-name="T14">٧</text:span><text:span text:style-name="T8">/</text:span><text:span text:style-name="T13">٤</text:span><text:span text:style-name="T8">/</text:span><text:span text:style-name="T13">٢٠</text:span><text:span text:style-name="T10">]</text:span></text:p>
      <text:p text:style-name="P3"><text:span text:style-name="T10"/></text:p>
      <text:p text:style-name="P11"><text:span text:style-name="T10">٣</text:span><text:span text:style-name="T7">٤ ٥٦ ٧٨ ٩٠ ١٢٠ ١٣٠ ٢٤٠ ٤٥٠ ٥٦٠ ٦٧٨ – ٩٨٧٠ + ٨٧٠٩ -٤٩٤٨ +٩٨٧,٩٨ =؟</text:span></text:p>
      <text:p text:style-name="P11"><text:span text:style-name="T7"/></text:p>
      <text:p text:style-name="P11"><text:span text:style-name="T7">٨٤٧٧ ١٢٣٤ ٤٣٢١ ٥٦٧ ٧٦٥ ٨٩٧,٩٨ ٠٩٨ ٤٨٧ ٥٠٠٠٨ ٩٩٨ </text:span></text:p>
      <text:p text:style-name="P11"><text:span text:style-name="T7"/></text:p>
      <text:p text:style-name="P12"><text:span text:style-name="T7">٧٦٥ – ٤٤٥ -١١١ -٢٢٢ -٣٣٣ -٤٤٤ ٥٥٥ -٦٦٦+ ٧٧٧ -٨٨٨ = ؟؟</text:span></text:p>
      <text:p text:style-name="P12"><text:span text:style-name="T7"/></text:p>
      <text:p text:style-name="P12"><text:span text:style-name="T7">٠٩٨٧ ٠٩٨٧٦ ٠٩٧ ١٢٣٤ ٩٨٩٩٧ ٠٠٩ ٩٨٨ ٩,٩٨ ٣.٣٤ ٨,٨٧ </text:span></text:p>
      <text:p text:style-name="P12"><text:span text:style-name="T7"/></text:p>
      <text:p text:style-name="P12"><text:span text:style-name="T7"/></text:p>
      <text:p text:style-name="P9"/>
      <text:p text:style-name="P4">ﷻ ﷺ ﴿<text:span text:style-name="T15">و</text:span>﴾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lBattar" svg:font-family="AlBattar" style:font-pitch="variable"/>
    <style:font-face style:name="AlManzomah" svg:font-family="AlManzomah" style:font-pitch="variable"/>
    <style:font-face style:name="Amiri" svg:font-family="Amiri" style:font-pitch="variable"/>
    <style:font-face style:name="Amiri Quran" svg:font-family="'Amiri Quran'" style:font-pitch="variable"/>
    <style:font-face style:name="Awami Nastaliq" svg:font-family="'Awami Nastaliq'" style:font-pitch="variable"/>
    <style:font-face style:name="KacstPen" svg:font-family="KacstPen" style:font-pitch="variable"/>
    <style:font-face style:name="Lohit Gujarati" svg:font-family="'Lohit Gujarat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0T08:01:17.658465525</meta:creation-date>
    <dc:date>2022-03-30T09:39:21.485660124</dc:date>
    <meta:editing-duration>PT2M26S</meta:editing-duration>
    <meta:editing-cycles>1</meta:editing-cycles>
    <meta:document-statistic meta:table-count="0" meta:image-count="0" meta:object-count="0" meta:page-count="1" meta:paragraph-count="17" meta:word-count="201" meta:character-count="879" meta:non-whitespace-character-count="704"/>
    <meta:generator>LibreOffice/6.4.7.2$Linux_X86_64 LibreOffice_project/40$Build-2</meta:generator>
  </office:meta>
</office:document-meta>
</file>